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b09b0" officeooo:paragraph-rsid="000890f9" style:text-blinking="false" style:font-size-asian="12pt" style:font-size-complex="12pt"/>
    </style:style>
    <style:style style:name="P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d0956" officeooo:paragraph-rsid="000890f9" style:text-blinking="false" style:font-size-asian="12pt" style:font-size-complex="12pt"/>
    </style:style>
    <style:style style:name="P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e6feb" officeooo:paragraph-rsid="000890f9" style:text-blinking="false" style:font-size-asian="12pt" style:font-size-complex="12pt"/>
    </style:style>
    <style:style style:name="P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13669" officeooo:paragraph-rsid="000890f9" style:text-blinking="false" style:font-size-asian="12pt" style:font-size-complex="12pt"/>
    </style:style>
    <style:style style:name="P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251ee" officeooo:paragraph-rsid="000890f9" style:text-blinking="false" style:font-size-asian="12pt" style:font-size-complex="12pt"/>
    </style:style>
    <style:style style:name="P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30a73" officeooo:paragraph-rsid="000890f9" style:text-blinking="false" style:font-size-asian="12pt" style:font-size-complex="12pt"/>
    </style:style>
    <style:style style:name="P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bcd39" officeooo:paragraph-rsid="000890f9" style:text-blinking="false" style:font-size-asian="12pt" style:font-size-complex="12pt"/>
    </style:style>
    <style:style style:name="P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4f651" officeooo:paragraph-rsid="000890f9" style:text-blinking="false" style:font-size-asian="12pt" style:font-size-complex="12pt"/>
    </style:style>
    <style:style style:name="P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672d7" officeooo:paragraph-rsid="000890f9" style:text-blinking="false" style:font-size-asian="12pt" style:font-size-complex="12pt"/>
    </style:style>
    <style:style style:name="P1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3262" officeooo:paragraph-rsid="000890f9" style:text-blinking="false" style:font-size-asian="12pt" style:font-size-complex="12pt"/>
    </style:style>
    <style:style style:name="P1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64a50" officeooo:paragraph-rsid="000890f9" style:text-blinking="false" style:font-size-asian="12pt" style:font-size-complex="12pt"/>
    </style:style>
    <style:style style:name="P1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765e6" officeooo:paragraph-rsid="000890f9" style:text-blinking="false" style:font-size-asian="12pt" style:font-size-complex="12pt"/>
    </style:style>
    <style:style style:name="P1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90e3c" officeooo:paragraph-rsid="000890f9" style:text-blinking="false" style:font-size-asian="12pt" style:font-size-complex="12pt"/>
    </style:style>
    <style:style style:name="P1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6d0956" officeooo:paragraph-rsid="000890f9" style:text-blinking="false" style:font-size-asian="12pt" style:font-style-asian="italic" style:font-size-complex="12pt" style:font-style-complex="italic"/>
    </style:style>
    <style:style style:name="T1" style:family="text">
      <style:text-properties officeooo:rsid="00f10213"/>
    </style:style>
    <style:style style:name="T2" style:family="text">
      <style:text-properties officeooo:rsid="007251ee"/>
    </style:style>
    <style:style style:name="T3" style:family="text">
      <style:text-properties officeooo:rsid="0300f8dc"/>
    </style:style>
    <style:style style:name="T4" style:family="text">
      <style:text-properties officeooo:rsid="0074f651"/>
    </style:style>
    <style:style style:name="T5" style:family="text">
      <style:text-properties officeooo:rsid="010abc68"/>
    </style:style>
    <style:style style:name="T6" style:family="text">
      <style:text-properties officeooo:rsid="00f2799d"/>
    </style:style>
    <style:style style:name="T7" style:family="text">
      <style:text-properties officeooo:rsid="007672d7"/>
    </style:style>
    <style:style style:name="T8" style:family="text">
      <style:text-properties officeooo:rsid="008a0428"/>
    </style:style>
    <style:style style:name="T9" style:family="text">
      <style:text-properties officeooo:rsid="005765e6"/>
    </style:style>
    <style:style style:name="T10" style:family="text">
      <style:text-properties officeooo:rsid="005b0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Посреди лета, посреди недели и даже посреди рабочего дня дядя Толик неожиданно приехал с работы.</text:p>
      <text:p text:style-name="P2">- Неси удочки!- крикнул он с порога.</text:p>
      <text:p text:style-name="P2">Привязывая их к багажнику «<text:span text:style-name="T1">я</text:span>вы», он объявил, что на Кандыбино прорвало дамбу рыбных озёр и вся рыба ушла в Езуч.</text:p>
      <text:p text:style-name="P2">Мы промчались через весь город, по загребельскому мосту переехали на другой берег Езуча и, сбавив скорость поехали вдоль реки, выбирая место.</text:p>
      <text:p text:style-name="P2">Мест почти не оставалось — вдоль <text:span text:style-name="T1">всего </text:span>берега, как и на той стороне, сплочёнными рядами стояли мужики и пацаны с удочками, забрасывая крючки, выдёргивая их с добычей или без.</text:p>
      <text:p text:style-name="P2">Это был стихийный выходной. </text:p>
      <text:p text:style-name="P2">Это была демонстрация рыбачьих сил.</text:p>
      <text:p text:style-name="P2"/>
      <text:p text:style-name="P14"><text:span text:style-name="T1">(</text:span>...<text:span text:style-name="T1">д</text:span>о сих пор задаюсь вопросом: был ли прорыв рыбных озёр связан с сумасшедшим летом 68-го во Франции, или же тамошняя революционная ситуация сложилась в результате Кандыбинских событий?</text:p>
      <text:p text:style-name="P14">Хотя, возможно, и то, и другое связано с иной, но, несомненно, общей причиной...<text:span text:style-name="T1">)</text:span></text:p>
      <text:p text:style-name="P14"/>
      <text:p text:style-name="P2">Дядя Толик поймал трёх зеркальных карпов, а мне совсем не повезло.</text:p>
      <text:p text:style-name="P2">Через несколько дней мы с Чепой пошли на Кандыбино пешком.</text:p>
      <text:p text:style-name="P3">Рыбные озёра лежали, как большое поле покрытое грязноватой коркой полусухой тины. Кое-где ещё зеленели полёгшие водоросли.</text:p>
      <text:p text:style-name="P3">В одном из таких мест оказалась мелкая, но длинная яма битком набитая ещё живыми рыбами.</text:p>
      <text:p text:style-name="P3">Мы доставали их прямо руками. Не очень крупные рыбёшки — сантиметров по двадцать.</text:p>
      <text:p text:style-name="P3">У Чепы была с собой мелкосетчатая сумка, а мне пришлось снять майку и завязать её узлом снизу, чтоб было в чём нести улов.</text:p>
      <text:p text:style-name="P3">Дома рыбу пожарили — хватило на обе семьи и даже Жульке досталось.</text:p>
      <text:p text:style-name="P3">Тётя Люда смеялась над дядей <text:s/>Толиком, мол, ездит-ездит, а ни разу столько не привёз.</text:p>
      <text:p text:style-name="P3"/>
      <text:p text:style-name="P4">Лето — пора ремонта и реконструкции.</text:p>
      <text:p text:style-name="P4">Отец прорезал глухую стену на веранде, в отсеке керогаза, и вставил небольшую раму с остеклённой створкой. С дневным светом там стало намного уютнее и не нужно всё время щёлкать выключателем электролампочки.</text:p>
      <text:p text:style-name="P4">Потом пришёл черёд кухни — из неё всё вынесли во двор, кроме холодильника возле входной двери, и мама с тётей Людой в тот же день сделали побелку стен, потолка и плиты-печки.</text:p>
      <text:p text:style-name="P4">Они работали допоздна, потом вымыли на кухне пол и ночевать всем пришлось в нашей комнате.</text:p>
      <text:p text:style-name="P4">Наташа уступила свою раскладушку Ирочке и Валерику, а сама в<text:span text:style-name="T1">ер</text:span>нулась на своё давнишнее место в ногах дивана, который делили мы с братом.</text:p>
      <text:p text:style-name="P4">Середину комнаты занял толстый матрас с кровати старших Архипенков и места совсем не осталось — нужно смотреть где идёшь.</text:p>
      <text:p text:style-name="P4">Мы с Сашкой уже улеглись на диване, пока что не поджимая ног, так как тётя Люда решила искупаться на кухне и все остальные ещё смотрели телевизор.</text:p>
      <text:p text:style-name="P4"/>
      <text:p text:style-name="P4">Она принесла со двора зеркало в прямоугольной деревянной раме и повесила <text:span text:style-name="T1">на прежний гвоздь </text:span>над холодильником; налила в жестяное корыто горячей воды и задёрнула полосатые портьерки между кухней и нашей комнатой.</text:p>
      <text:p text:style-name="P4">Свет в нашей комнате потушили, чтобы лучше различать экран телевизора и в нём опустили звук, но я всё равно бурчал, что мешает заснуть. На это мне как обычно ответили:</text:p>
      <text:p text:style-name="P4"><text:soft-page-break/>- А ты не слушай; укройся с головой и — спи.</text:p>
      <text:p text:style-name="P4">Тётя Люда плескалась на кухне, потом позвала дяд<text:span text:style-name="T2">ю</text:span> Толика помыть ей спину.</text:p>
      <text:p text:style-name="P5">Когда он вернулся <text:s/>и сел на раскладушку со своими детьми, я заметил, что между портьерками остался неширокий просвет, через который видно зеркало над холодильником, где отражались доски пола, край корыта и часть спины сидящей в нём тёти Люды.</text:p>
      <text:p text:style-name="P5">И тут я сделал, как мне было сказано — укрылся с головой. Но спать не стал.</text:p>
      <text:p text:style-name="P5">Край одеяла я примостил на деревянную боковину дивана, заломил двускатным шалашиком и смотрел на всё, что можно было высмотреть в далёком зеркале.</text:p>
      <text:p text:style-name="P5">А высматривать, практически, нечего — мокрые доски пола в ошмётках мыльной пены, рука и плечо под чёрными волосами. Затем остался один лишь пол и край пустого корыта, потому что тётя Люда вылезла из него.</text:p>
      <text:p text:style-name="P5">Но потом она снова появилась <text:span text:style-name="T3">в зеркале</text:span> и уже ближе, потому что подошла к <text:span text:style-name="T3">нему</text:span> снизу, с полотенцем на поясе и голой грудью.</text:p>
      <text:p text:style-name="P5">Она чуть улыбнулась, облизнула губы и посмотрела прямо мне в глаза через мой одеяльный перископ.</text:p>
      <text:p text:style-name="P5">Я зажмурился и больше не открывал глаз, а только слушал, как она вытирает там пол, приходит в нашу комнату; как выключают телевизор, все укладываются и гасят свет.</text:p>
      <text:p text:style-name="P5">Только тогда я стянул с головы одеяло.</text:p>
      <text:p text:style-name="P6">В комнате была кромешная тьма. </text:p>
      <text:p text:style-name="P6">Чуть погодя в темень вплелись разнообразные посапывания со всех сторон, а затем снизу, от матраса Архипенков на полу, донеслось мерное поскрипывание, словно словно там стискивали и попускали тюк соломы.</text:p>
      <text:p text:style-name="P6">Я не стал оборачиваться. </text:p>
      <text:p text:style-name="P6">Во-первых, всё равно темно — хоть глаз выколи, а во-вторых, при моей начитанности, и не глядя ясно, что они там занимаются любовью.</text:p>
      <text:p text:style-name="P6">Через полгода, зимним вечером, когда мы с Чепой ходили в Завод мыться, он позвал меня заглянуть в окна женского отделения общей бани освещённые изнутри.</text:p>
      <text:p text:style-name="P6">Я не стал. </text:p>
      <text:p text:style-name="P6">Постеснялся его присутствия? </text:p>
      <text:p text:style-name="P6">Не знаю. </text:p>
      <text:p text:style-name="P6">Но даже когда <text:span text:style-name="T3">я </text:span>ходил мыться <text:s/>один, в те окна не подглядывал.</text:p>
      <text:p text:style-name="P7"/>
      <text:p text:style-name="P6">Посреди лета Раиса Григорьевна попросила нас тряхнуть стариной и выступить со спектаклем кукольного театра в детских садиках города. <text:span text:style-name="T4">Всего за неделю мы обслужили штук десять.</text:span></text:p>
      <text:p text:style-name="P8">Утром приезжали в указанный е<text:span text:style-name="T5">ю</text:span> садик, устанавливали в его столовой ширму, привéзенную заводским грузовичком, вешали задник, ставили перед ним штативы с избушкой и ёлочкой, показывали представление почтенной карапузной публике и переезжали в следующий; мы <text:s/>трамваем, а декорации на грузовичке.</text:p>
      <text:p text:style-name="P8">В некоторых <text:span text:style-name="T6">садиках </text:span>нас подкармливали стаканом горячего молока с булочкой.</text:p>
      <text:p text:style-name="P8">Куба намекал, что мы пашем «за спасибо» и неизвестно <text:span text:style-name="T7">сколько огребáет Раиса, уединяясь с директрисами в их кабинетах, но меня это не колыхало.</text:span></text:p>
      <text:p text:style-name="P9">Она нас каждый день угощала мороженым, <text:span text:style-name="T8">к тому же самым дорогим — пломбиром,</text:span> <text:span text:style-name="T8">а</text:span> один раз сводила <text:span text:style-name="T8">всех </text:span>в кино на Воронцове <text:span text:style-name="T8">и не её вина, что «Западный коридор» оказался таким жутким фильмом</text:span>, но главное вряд ли наш недельный заработок покроет стоимость контрамарок в Клубе, которые, с её подачи, <text:s/>нам беспрекословно год за годом выписывал директор Павел Митрофанович.</text:p>
      <text:p text:style-name="P6"/>
      <text:p text:style-name="P10">Не Клубом единым жив человек и, помимо храма Мельпомены в рамках Детского сектора и контрамарок в кино, меня всегда влекло зодчество, но упражняться в нём можно <text:span text:style-name="T7">было </text:span>лишь во дворе нашей хаты.</text:p>
      <text:p text:style-name="P11">Родители позволили построить там шалаш с опорой на забор к Турковым, но чтоб никому из <text:soft-page-break/>населения нашей хаты не перекрылся <text:s/>доступ к их сараям.</text:p>
      <text:p text:style-name="P11">За стройматериалом мы с братом и Чепой отправились в Рощу, где, бродя по топким кочкам Болота, нарезали две вязанки двухметровых хлыстов и привезли домой на велосипеде, <text:span text:style-name="T9">а к ним впридачу кучу тонких веток с зелёной листвой</text:span>.</text:p>
      <text:p text:style-name="P12">Из хлыстов мы связали решётчатую крышу, скрепив их кусками проволоки и всякими верёвочками. Одним краем она лежала на верхней слеге забора, а другим на боковых опорах из тех же хлыстов. <text:s/></text:p>
      <text:p text:style-name="P12">Когда мы сбоку навязали хлысты потоньше, получилась симпатичная клетка с широкими просветами меж прутьев, которые мы покрыли ветками с листвой.</text:p>
      <text:p text:style-name="P13">В шалаше приятно пахло древесными <text:s/>листьями и он радовал глаз своим наличием в дальнем углу двора.</text:p>
      <text:p text:style-name="P13">Через неделю листва завяла, но ещё раньше улеглись восторг и упоенье созиданием. </text:p>
      <text:p text:style-name="P13">Встал, хоть и не выраженный словами, вопрос: а дальше что?</text:p>
      <text:p text:style-name="P13">Не станешь же создавать тимуровскую команду лишь потому, что у тебя во дворе есть подходящий для штаба шалаш. Да и возраст не тот.</text:p>
      <text:p text:style-name="P13">Так что мы с Чепой вернулись к обычному времяпрепровождению — тренировка в метании кухонного ножа в корявую кору американского <text:span text:style-name="T3">клёна </text:span><text:s/><text:span text:style-name="T10">возле древнего </text:span>штабел<text:span text:style-name="T10">я</text:span> <text:span text:style-name="T10">ветхих</text:span> кирпич<text:span text:style-name="T10">ей</text:span>, потому что в том году до конотопского кинопроката, в конце концов, докатились «Неуловимые <text:span text:style-name="T6">м</text:span>стители», где летящий нож вонза<text:span text:style-name="T10">ет</text:span>ся в белый ствол берёзы.</text:p>
      <text:p text:style-name="P1">Листья на шалаше засохли, искрошились и осыпались, но клеткообразный остов простоял ещё пару л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58:16.512810092</meta:creation-date>
    <dc:date>2017-03-01T15:58:23.624257005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61" meta:word-count="1181" meta:character-count="7435" meta:non-whitespace-character-count="6286"/>
    <meta:generator>LibreOffice/4.3.3.2$Linux_x86 LibreOffice_project/430m0$Build-2</meta:generator>
  </office:meta>
</office:document-meta>
</file>